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style:text-underline-style="none" fo:font-weight="bold" style:font-size-asian="14pt" style:font-weight-asian="bold" style:font-name-complex="Tahoma" style:font-size-complex="14pt" style:font-weight-complex="bold"/>
    </style:style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CLIENTE</text:p>
      <text:p text:style-name="Standard"/>
      <text:p text:style-name="Standard"/>
      <text:p text:style-name="P4">USER STORY: Abri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P9">18/12/2006</text:p>
          </table:table-cell>
        </table:table-row>
      </table:table>
      <text:p text:style-name="Standard"/>
      <text:p text:style-name="Standard"/>
      <text:p text:style-name="Standard"/>
      <text:p text:style-name="P10">Definición</text:p>
      <text:p text:style-name="Standard"/>
      <text:p text:style-name="Standard"/>
      <text:list text:style-name="L1">
        <text:list-item>
          <text:p text:style-name="P11">Actores involucrados</text:p>
          <text:p text:style-name="P12">-Animador</text:p>
        </text:list-item>
      </text:list>
      <text:p text:style-name="Standard"/>
      <text:p text:style-name="Standard"/>
      <text:list text:style-name="L1" text:continue-numbering="true">
        <text:list-item>
          <text:p text:style-name="P11">Módulos asociados</text:p>
          <text:p text:style-name="P12">- Store</text:p>
          <text:p text:style-name="P12">- Net</text:p>
        </text:list-item>
      </text:list>
      <text:p text:style-name="Standard"/>
      <text:p text:style-name="Standard"/>
      <text:list text:style-name="L1" text:continue-numbering="true">
        <text:list-item>
          <text:p text:style-name="P11">Descripción</text:p>
          <text:p text:style-name="P12">Permite abrir un proyecto local o en red para su edición y visualización, un animador puede acceder a un proyecto en red, si pertenecer al equipo de trabajo y esta debidamente registrado en el <text:span text:style-name="T1">proyecto</text:span>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9">Jorge Cuadrado</text:p>
          </table:table-cell>
          <table:table-cell table:style-name="Table1.B2" office:value-type="string">
            <text:p text:style-name="P9">18/12/2006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6T19:31:40</meta:creation-date>
    <dc:creator>David Cuadrado</dc:creator>
    <dc:date>2007-02-07T12:04:16</dc:date>
    <dc:language>es-CO</dc:language>
    <meta:editing-cycles>9</meta:editing-cycles>
    <meta:editing-duration>PT2H19M49S</meta:editing-duration>
    <meta:template xlink:type="simple" xlink:actuate="onRequest" xlink:role="template" xlink:href="../../.openoffice.org2/user/template/ktoon_user_story.ott" xlink:title="ktoon_user_story" meta:date="2007-02-06T19:31:39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4" meta:word-count="80" meta:character-count="504"/>
  </office:meta>
</office:document-meta>
</file>